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text-properties fo:hyphenate="true"/>
    </style:style>
    <style:style style:name="P3" style:parent-style-name="Normal" style:family="paragraph">
      <style:text-properties fo:hyphenate="true"/>
    </style:style>
    <style:style style:name="P4" style:parent-style-name="Normal" style:family="paragraph">
      <style:text-properties fo:hyphenate="true"/>
    </style:style>
    <style:style style:name="P5" style:parent-style-name="Normal" style:family="paragraph">
      <style:paragraph-properties fo:break-before="page"/>
      <style:text-properties fo:hyphenate="true"/>
    </style:style>
  </office:automatic-styles>
  <office:body>
    <office:text text:use-soft-page-breaks="true">
      <text:p text:style-name="P1">Assembly Tutorial Lesson #18</text:p>
      <text:p text:style-name="Subtitle">Sprites</text:p>
      <text:p text:style-name="Normal">[Title slide]</text:p>
      <text:p text:style-name="Normal">Hi there! This is Matt Heffernan. Welcome back to my channel. This is the<text:s/>eighteenth episode in a series that seeks to<text:s/>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text:s/>in this series, we have learned the fundamentals of assembly programming by going through the entire 65C02 instruction set and examining how each instruction works, and since then getting into the specific capabilities of the X16.<text:s/>For graphics, we’ve already seen how the two VERA layers can be used for text, tiles or bitmaps, but separate from those are the sprites, which are like individual free-floating tiles that the VERA can render using their own unique priority, placing them anywhere in relation to the<text:s/>layers and even each other. They aren’t tied to the scroll positions of either layer, but can be placed anywhere on the screen, independent of even the other 127 sprites available for the display. The mouse cursor uses a sprite, but the biggest application of sprites is in games, where you can have characters and animations all doing their own thing, and even define additional graphical layers to add an even greater sense of depth to the look of games.</text:p>
      <text:p text:style-name="Normal">[cut to slide 2 – sprite capabilities]</text:p>
      <text:p text:style-name="Normal">The VERA display adapter supports 128 independent sprites. Each can be between 8x8 and 64x64 pixels in size, and<text:s/>have<text:s/>16 or 256 colors.<text:s/>Sprites are positioned by their upper-left corner, which can be set to any pixel on the 640x480 screen, and in fact even off screen so that only part of the sprite is visible. The positions are always absolute to the current scale of the display, and not affected by the scroll position of either layer. Sprite assets can be stored anywhere in VRAM, and don’t require being in a particular order, like tile assets, but they do need to be aligned to 32-byte boundaries. But because this is a more flexible alignment than tile maps or asset bases, sprite assets can be used to fill in random parts of VRAM where possible.</text:p>
      <text:p text:style-name="Normal">Sprites can be rendered at 3 Z-levels, starting with level 1, which is behind both layers. Level 2 is between the layers, and level 3 is in front of both layers. However, the sprites are rendered within these layers on a priority based on their index. The sprites with lower indexes are rendered in front of sprites with higher indexes, and always in front of sprites in lower Z-levels. So really, the VERA supports 131 different layers, if you count the solid color background, and all 128 sprite layers can have a configurable priority.</text:p>
      <text:p text:style-name="Normal">In addition to these constraints, there is also a limit to the number of sprites that can be rendered on a single line of the display, depending on the width and color depth of each sprite. The formula is somewhat complex, but generally you don’t want so many sprites on one line that they’re all overlapping. Remember, you can always swap out tiles<text:s/>if you need animation without movement relative to the tile map.</text:p>
      <text:p text:style-name="Normal">Sprites also support hardware collision detection with other sprites, but not with tiles. Sprites can indicate up to 4 classes of collision that they support, and visible intersections with other sprites in a common collision class will generate an interrupt, during which the VERA can indicate which of the four classes are currently experiencing a collision.</text:p>
      <text:p text:style-name="P2"/>
      <text:soft-page-break/>
      <text:p text:style-name="P3">[cut to slide 3 – attribute registers]</text:p>
      <text:p text:style-name="P4">Unlike the two display layers, VERA sprites are controlled by registers that are mapped to VRAM rather than being directly addressable by the CPU.<text:s/></text:p>
      <text:p text:style-name="P5"/>
      <text:soft-page-break/>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5-11T19:18:00Z</meta:creation-date>
    <dc:date>2021-05-11T21:14:00Z</dc:date>
    <meta:template xlink:href="Normal.dotm" xlink:type="simple"/>
    <meta:editing-cycles>10</meta:editing-cycles>
    <meta:editing-duration>PT6960S</meta:editing-duration>
    <meta:document-statistic meta:page-count="3" meta:paragraph-count="9" meta:word-count="699" meta:character-count="4677" meta:row-count="33" meta:non-whitespace-character-count="3987"/>
  </office:meta>
</office:document-meta>
</file>